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ArgumentResolver.RequestHeaderArgumentResolv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ArgumentResolver.create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HeaderArgumentResolver.addRequestValue( String name , Object value , MethodParameter parameter , HttpRequestValues . Builder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